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text-properties style:font-name="Tahoma" fo:language="en" fo:country="US" style:font-name-complex="Tahoma1"/>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style:text-properties style:font-name="Tahoma" fo:font-size="18pt" fo:language="nb" fo:country="NO" style:font-size-asian="18pt" style:font-name-complex="Tahoma1" style:font-size-complex="18pt"/>
    </style:style>
    <style:style style:name="P6" style:family="paragraph" style:parent-style-name="Standard">
      <style:paragraph-properties fo:margin-top="0cm" fo:margin-bottom="0cm" loext:contextual-spacing="false" fo:line-height="100%"/>
      <style:text-properties style:font-name="Tahoma" fo:font-size="14pt" fo:language="nb" fo:country="NO" style:font-size-asian="14pt" style:font-name-complex="Tahoma1" style:font-size-complex="14pt"/>
    </style:style>
    <style:style style:name="P7" style:family="paragraph" style:parent-style-name="Standard">
      <style:paragraph-properties fo:margin-top="0cm" fo:margin-bottom="0cm" loext:contextual-spacing="false" fo:line-height="100%"/>
      <style:text-properties style:font-name="Tahoma" fo:language="en" fo:country="US" style:font-name-complex="Tahoma1"/>
    </style:style>
    <style:style style:name="P8" style:family="paragraph" style:parent-style-name="Standard">
      <style:paragraph-properties fo:margin-top="0cm" fo:margin-bottom="0cm" loext:contextual-spacing="false" fo:line-height="100%"/>
      <style:text-properties style:font-name="Tahoma" fo:language="en" fo:country="US" style:font-name-complex="Tahoma1" style:font-weight-complex="bold"/>
    </style:style>
    <style:style style:name="P9" style:family="paragraph" style:parent-style-name="Standard">
      <style:paragraph-properties fo:margin-top="0cm" fo:margin-bottom="0cm" loext:contextual-spacing="false" fo:line-height="100%"/>
      <style:text-properties style:font-name="Tahoma" fo:language="en" fo:country="US" fo:font-weight="bold" style:font-weight-asian="bold" style:font-name-complex="Tahoma1" style:font-weight-complex="bold"/>
    </style:style>
    <style:style style:name="P10" style:family="paragraph" style:parent-style-name="Standard" style:master-page-name="Standard">
      <style:paragraph-properties fo:margin-top="0cm" fo:margin-bottom="0cm" loext:contextual-spacing="false" fo:line-height="100%" style:page-number="auto"/>
    </style:style>
    <style:style style:name="P11" style:family="paragraph" style:parent-style-name="Standard">
      <style:paragraph-properties fo:margin-left="0cm" fo:margin-right="0cm" fo:margin-top="0cm" fo:margin-bottom="0cm" loext:contextual-spacing="false" fo:line-height="100%" fo:text-indent="1.249cm" style:auto-text-indent="false"/>
    </style:style>
    <style:style style:name="T1" style:family="text">
      <style:text-properties fo:color="#0070c0" style:font-name="Tahoma" fo:font-size="18pt" fo:language="nb" fo:country="NO" style:font-size-asian="18pt" style:font-name-complex="Tahoma1" style:font-size-complex="18pt"/>
    </style:style>
    <style:style style:name="T2" style:family="text">
      <style:text-properties fo:color="#0070c0" style:font-name="Tahoma" fo:font-size="14pt" fo:language="nb" fo:country="NO" style:font-size-asian="14pt" style:font-name-complex="Tahoma1" style:font-size-complex="14pt"/>
    </style:style>
    <style:style style:name="T3" style:family="text">
      <style:text-properties style:font-name="Tahoma" fo:font-size="18pt" fo:language="nb" fo:country="NO" style:font-size-asian="18pt" style:font-name-complex="Tahoma1" style:font-size-complex="18pt"/>
    </style:style>
    <style:style style:name="T4" style:family="text">
      <style:text-properties style:font-name="Tahoma" fo:language="en" fo:country="US" style:font-name-complex="Tahoma1"/>
    </style:style>
    <style:style style:name="T5" style:family="text">
      <style:text-properties style:font-name="Tahoma" fo:language="en" fo:country="US" style:font-name-complex="Tahoma1" style:font-weight-complex="bold"/>
    </style:style>
    <style:style style:name="T6" style:family="text">
      <style:text-properties style:font-name="Tahoma" fo:language="en" fo:country="US" fo:font-style="italic" style:font-style-asian="italic" style:font-name-complex="Tahoma1"/>
    </style:style>
    <style:style style:name="T7" style:family="text">
      <style:text-properties style:font-name="Tahoma" fo:language="nb" fo:country="NO" style:font-name-complex="Tahoma1"/>
    </style:style>
    <style:style style:name="T8" style:family="text">
      <style:text-properties style:font-name="Tahoma" fo:language="sv" fo:country="SE" style:font-name-complex="Tahoma1"/>
    </style:style>
    <style:style style:name="T9" style:family="text">
      <style:text-properties fo:language="en" fo:country="US"/>
    </style:style>
    <style:style style:name="T10" style:family="text">
      <style:text-properties fo:color="#ff0000" style:font-name="Tahoma" fo:language="en" fo:country="US" style:font-name-complex="Tahoma1"/>
    </style:style>
    <style:style style:name="T11" style:family="text">
      <style:text-properties fo:color="#ff0000" style:font-name="Tahoma" fo:font-size="14pt" fo:language="en" fo:country="US" style:font-size-asian="14pt" style:font-name-complex="Tahoma1" style:font-size-complex="14pt"/>
    </style:style>
    <style:style style:name="T12" style:family="text">
      <style:text-properties fo:color="#ff0000" style:font-name="Tahoma" fo:font-size="12pt" fo:language="en" fo:country="US" style:font-size-asian="12pt" style:font-name-complex="Tahoma1" style:font-size-complex="12pt" style:font-weight-complex="bold"/>
    </style:style>
    <style:style style:name="T13" style:family="text">
      <style:text-properties fo:color="#1f497d" style:font-name="Tahoma" fo:language="fi" fo:country="FI" style:font-name-complex="Tahoma1"/>
    </style:style>
    <style:style style:name="T14" style:family="text">
      <style:text-properties fo:color="#1f497d" style:font-name="Tahoma" fo:language="nb" fo:country="NO"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Press Release</text:span></text:p>
      <text:p text:style-name="P5"/>
      <text:p text:style-name="P4"><text:span text:style-name="T3">Tiet Ruijhaan – Veiene til Ruija – Roads to Ruija</text:span></text:p>
      <text:p text:style-name="P6"/>
      <text:p text:style-name="P4"><text:span text:style-name="T2">en utstilling som vil gå i fotsporene til de gamle vandrerne til Ruija – til Nord-Troms og Finnmark eller landet ved ishavet åpnet i Luleå 2. april og ender i Varanger i 2012</text:span></text:p>
      <text:p text:style-name="P5"/>
      <text:p text:style-name="P4"><text:span text:style-name="T4">The exhibition Tiet Ruijhaan or </text:span><text:span text:style-name="T6">Roads to Ruija</text:span><text:span text:style-name="T4"> presents an account of the migrations of Finnish speaking peoples – The Kvens – to Ruija, the Arctic coast of Norway. It is based on historical material from Finland, Sweden and</text:span><text:span text:style-name="T9"> </text:span><text:span text:style-name="T4">Norway. </text:span></text:p>
      <text:p text:style-name="P7"/>
      <text:p text:style-name="P4"><text:span text:style-name="T4">The exhibition is narrated by two teenagers Sofia / Sofie and Matti / Mattias. We follow them as they travel north along two of the major historical routes, via the Torne Valley to Troms, and from Northern Finland to Varanger in Finnmark. In the exhibition they describe the journey, their experiences on the road, and what happens to them when they arrive in Ruija. </text:span></text:p>
      <text:p text:style-name="P7"/>
      <text:p text:style-name="P4"><text:span text:style-name="T4">Their story unfolds against the historical background for the migration, its origins in Finland and Sweden, and the main destinations in Northern Norway. Within this framework the exhibition develops a number of themes: why and how they travelled; what they had with them - both in terms of material and immaterial culture; the skills they brought with them, and what they found when they arrived in Ruija.</text:span></text:p>
      <text:p text:style-name="P7"/>
      <text:p text:style-name="P4"><text:span text:style-name="T4">The exhibitions historical material is complemented by a series of interactive games. These enter into a dialogue with the historical themes presented in the exhibition. This combination of historical facts and interactive play aims to challenge visitors to consider their own experiences and thoughts about migration. Specifically to consider the similarities and differences between the historical migration of the Kvens, and today’s migration to the Nordic lands. This theme will be developed further through additional material being developed for schools.</text:span></text:p>
      <text:p text:style-name="P7"/>
      <text:p text:style-name="P4"><text:span text:style-name="T10">Varanger museum initiated the exhibition project in 2007</text:span><text:span text:style-name="T11">,</text:span><text:span text:style-name="T10"> and has had the administrative leadership. <text:s text:c="2"/></text:span></text:p>
      <text:p text:style-name="P7"/>
      <text:p text:style-name="P4"><text:span text:style-name="T4">The exhibition is a cooperation between the following institutions:</text:span></text:p>
      <text:p text:style-name="P7"/>
      <text:list xml:id="list2996204320" text:style-name="WWNum1">
        <text:list-item>
          <text:h text:style-name="P1" text:outline-level="1"><text:span text:style-name="T4">Norrbottens Museum, </text:span></text:h>
        </text:list-item>
        <text:list-item>
          <text:h text:style-name="P1" text:outline-level="1"><text:span text:style-name="T13">Lapin maakuntamuseo - </text:span><text:span text:style-name="T4">The Provincial Museum of  Lapland</text:span></text:h>
        </text:list-item>
        <text:list-item>
          <text:h text:style-name="P1" text:outline-level="1"><text:span text:style-name="T7">Varanger Museum</text:span></text:h>
        </text:list-item>
        <text:list-item>
          <text:h text:style-name="P1" text:outline-level="1"><text:span text:style-name="T8">Nord Troms Museum</text:span></text:h>
        </text:list-item>
        <text:list-item>
          <text:h text:style-name="P1" text:outline-level="1"><text:span text:style-name="T14">Kainun institutti - Kvensk institutt</text:span></text:h>
        </text:list-item>
      </text:list>
      <text:p text:style-name="Standard"><text:span text:style-name="T4">The project has been supported financially by </text:span></text:p>
      <text:list xml:id="list1459768470" text:style-name="WWNum2">
        <text:list-item>
          <text:p text:style-name="P2"><text:span text:style-name="T7">Nordic Culture Fund</text:span></text:p>
        </text:list-item>
        <text:list-item>
          <text:p text:style-name="P2"><text:soft-page-break/><text:span text:style-name="T7">Nordkalottrådet</text:span></text:p>
        </text:list-item>
        <text:list-item>
          <text:p text:style-name="P2"><text:span text:style-name="T7">Inter Reg IV A Nord</text:span></text:p>
        </text:list-item>
      </text:list>
      <text:p text:style-name="Standard"><text:span text:style-name="T4">The exhibition has been produced by Expology, Stockholm from an initial design from LPO arkitketer Oslo.</text:span></text:p>
      <text:p text:style-name="Standard"><text:span text:style-name="T4">The exhibition will open in Luleå on the 02.04. 2011. Over the next two years it will be shown in sixteen locations in Finland, Sweden and Norway. It will travel along the major migration routes of the Kvens before ending in Varanger </text:span><text:span text:style-name="T10">museum.</text:span><text:span text:style-name="T4"> <text:s/>A digital version of the exhibition is planned for schools unable to attend the physical exhibition.</text:span></text:p>
      <text:p text:style-name="P8"/>
      <text:p text:style-name="P4"><text:span text:style-name="T12">For more information please contact Morien Rees, Varanger musuem</text:span></text:p>
      <text:p text:style-name="P8"/>
      <text:p text:style-name="P4"><text:span text:style-name="T5">Email<text:tab/></text:span><text:a xlink:type="simple" xlink:href="mailto:morien.rees@varangermuseum.no" text:style-name="Internet_20_link" text:visited-style-name="Visited_20_Internet_20_Link"><text:span text:style-name="T5">morien.rees@varangermuseum.no</text:span></text:a></text:p>
      <text:p text:style-name="P4"><text:span text:style-name="T5">Tel<text:tab/>+47 45 48 72 95</text:span></text:p>
      <text:p text:style-name="P11"><text:span text:style-name="T5">+47 47 27 46 72</text:span></text:p>
      <text:p text:style-name="P8"/>
      <text:p text:style-name="P9"/>
      <text:p text:style-name="P3"/>
      <text:p text:style-name="P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0pt" style:language-asian="nb" style:country-asian="NO"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0pt" style:language-asian="nb" style:country-asian="NO" style:font-name-complex="Times New Roman"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GB"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11pt" style:font-size-asian="11pt" style:language-asian="en" style:country-asian="US" style:font-size-complex="11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fo:text-indent="-0.635cm" fo:margin-left="1.27cm"/>
        </style:list-level-properties>
        <style:text-properties fo:font-family="Tahoma"/>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rien.rees</meta:initial-creator>
    <dc:creator>morien.rees</dc:creator>
    <meta:editing-cycles>2</meta:editing-cycles>
    <meta:creation-date>2011-03-25T08:20:00</meta:creation-date>
    <dc:date>2011-03-25T08:20:00</dc:date>
    <meta:editing-duration>PT1M</meta:editing-duration>
    <meta:generator>LibreOffice/6.4.6.2$Linux_X86_64 LibreOffice_project/40$Build-2</meta:generator>
    <meta:document-statistic meta:table-count="0" meta:image-count="0" meta:object-count="0" meta:page-count="2" meta:paragraph-count="24" meta:word-count="455" meta:character-count="2802" meta:non-whitespace-character-count="2365"/>
    <meta:user-defined meta:name="AppVersion">12.0000</meta:user-defined>
    <meta:user-defined meta:name="Company">Vadsø 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